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d23e5" officeooo:paragraph-rsid="000d23e5" style:text-blinking="false" fo:background-color="transparen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d23e5" officeooo:paragraph-rsid="000d23e5" style:font-size-asian="12pt" style:font-size-complex="12pt"/>
    </style:style>
    <style:style style:name="P3" style:family="paragraph" style:parent-style-name="Text_20_body">
      <style:text-properties style:font-name="Liberation Serif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0f8607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f8607" officeooo:paragraph-rsid="000f8607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fb647" officeooo:paragraph-rsid="000fb647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paragraph-rsid="000f8607" style:text-blinking="false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officeooo:rsid="000db806" officeooo:paragraph-rsid="0010b092" style:font-size-asian="12pt" style:font-size-complex="12pt"/>
    </style:style>
    <style:style style:name="P10" style:family="paragraph" style:parent-style-name="Standard">
      <style:text-properties officeooo:rsid="000db806" officeooo:paragraph-rsid="0010b092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0f8607" officeooo:paragraph-rsid="000f8607" style:text-blinking="false" fo:background-color="transparent" style:font-size-asian="12pt" style:font-size-complex="12pt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1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0f8607" officeooo:paragraph-rsid="000f8607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0fb647" officeooo:paragraph-rsid="000fb647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0b092" officeooo:paragraph-rsid="0010b092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0fb647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0b092" officeooo:paragraph-rsid="0010b092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0b092"/>
    </style:style>
    <style:style style:name="T1" style:family="text">
      <style:text-properties officeooo:rsid="000f8607"/>
    </style:style>
    <style:style style:name="T2" style:family="text">
      <style:text-properties officeooo:rsid="0010b092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0b092" style:text-blinking="false" fo:background-color="transparent" loext:char-shading-value="0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UAL <text:span text:style-name="T1">TÉCNICO</text:span></text:p>
      <text:p text:style-name="P2"/>
      <text:h text:style-name="P1" text:outline-level="1"><text:bookmark text:name="docs-internal-guid-a8783988-7fff-d818-f302-ee0d0d1f600c"/>Índice</text:h>
      <text:list xml:id="list2244591149" text:style-name="L1">
        <text:list-item>
          <text:p text:style-name="P13">Introducción</text:p>
        </text:list-item>
      </text:list>
      <text:p text:style-name="P4">Se justifica la necesidad de este proyecto y programa/s. Se explica qué se pretende resolver y la importancia de este software para un tipo de cliente potencial.</text:p>
      <text:list xml:id="list713500156" text:style-name="L2">
        <text:list-item>
          <text:p text:style-name="P14">Análisis del problema</text:p>
          <text:list>
            <text:list-item>
              <text:p text:style-name="P16">Problemática</text:p>
            </text:list-item>
            <text:list-item>
              <text:p text:style-name="P16">Clientes potenciales</text:p>
            </text:list-item>
            <text:list-item>
              <text:p text:style-name="P16">Análisis DAFO</text:p>
            </text:list-item>
            <text:list-item>
              <text:p text:style-name="P16">Monetización y beneficios</text:p>
            </text:list-item>
          </text:list>
        </text:list-item>
        <text:list-item>
          <text:p text:style-name="P14">Diseño de la solución</text:p>
          <text:list>
            <text:list-item>
              <text:p text:style-name="P16">Tecnologías elegidas</text:p>
            </text:list-item>
            <text:list-item>
              <text:p text:style-name="P16">Arquitectura</text:p>
            </text:list-item>
            <text:list-item>
              <text:p text:style-name="P16">Diagrama de clases</text:p>
            </text:list-item>
            <text:list-item>
              <text:p text:style-name="P16">Diagrama E/R</text:p>
            </text:list-item>
            <text:list-item>
              <text:p text:style-name="P16">Consideraciones técnicas</text:p>
            </text:list-item>
          </text:list>
        </text:list-item>
        <text:list-item>
          <text:p text:style-name="P14">Documentación de la solución</text:p>
        </text:list-item>
      </text:list>
      <text:p text:style-name="P4">Enlace al código o si el repo es privado explicar cómo obtener acceso al mismo.</text:p>
      <text:list xml:id="list1432596294" text:style-name="L3">
        <text:list-item>
          <text:p text:style-name="P15">Enlaces de interés</text:p>
        </text:list-item>
      </text:list>
      <text:p text:style-name="P4">Enlaces técnicos que puedan servir de referencia al programador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11"/>
      <text:p text:style-name="P11"><text:soft-page-break/></text:p>
      <text:p text:style-name="P12">1. INTRODUCCIÓN:</text:p>
      <text:p text:style-name="P5"><text:tab/>El objetivo de esta aplicación es controlar la venta, el mantenimiento y la reparación de todos los vehículos que existan en todos los concesionarios de esa misma empresa. Esta contiene varios roles y cada uno puede acceder a una pantalla diferente al loguearse, para ello es necesario que esta aplicación se incluya en la vida de un concesionario porque lleva el control de ventas de sus empleados y de los coches que este tiene, junto con los que han vendido. También tiene una parte donde aparece una foto de los coches con su descripción y el precio por el que se vendería el básico si fueran nuevos y el precio del coche si fuera de segunda mano. </text:p>
      <text:p text:style-name="P5"><text:tab/>Como podemos ver es una aplicación básica pero muy necesaria en el ejercicio diario de un concesionario y que ayuda a la persona encargada de ello a la hora de sacar los resultados y balances.</text:p>
      <text:p text:style-name="P8"/>
      <text:p text:style-name="P17">2. ANÁLISIS DEL PROBLEMA:</text:p>
      <text:p text:style-name="P6"><text:tab/>·PROBLEMÁTICA: Esta aplicación ayudará a los concesionarios, talleres o grandes <text:tab/>empresas de ventas de coche a llevar la contabilidad de lo vendido de forma automática y <text:tab/>rápida sin necesidad de estar continuamente controlando las ventas de personal. Esto evita <text:tab/>errores administrativos leves e importantes.</text:p>
      <text:p text:style-name="P5"/>
      <text:p text:style-name="P5"><text:tab/><text:span text:style-name="T1">·CLIENTES POTENCIALES: <text:s/>Los posibles clientes serían los que trabajan y se desarrollan <text:tab/>en el ámbito de la mecánica interesado en las opciones y recursos que esta les aporta: <text:tab/>Concesionarios, empresas de venta de coches y talleres con gran volumen de trabajo.</text:span></text:p>
      <text:p text:style-name="P5"/>
      <text:p text:style-name="P5"><text:tab/><text:span text:style-name="T1">·ANÁLISIS DAFO: (imagen).</text:span></text:p>
      <text:p text:style-name="P5"/>
      <text:p text:style-name="P5"><text:tab/><text:span text:style-name="T1">·MONETIZACIÓN Y BENEFICIOS: El proceso de desarrollo, incluyendo el precio de los <text:tab/>recursos y el salario de las personas involucradas se costearía alrededor de unos 650€. <text:tab/>Además se debe incluir en este presupuesto los gastos de mantenimiento para garantizar su <text:tab/>perfecto funcionamiento.</text:span></text:p>
      <text:p text:style-name="P5"><text:tab/></text:p>
      <text:p text:style-name="P18">3. DISEÑO DE LA SOLUCIÓN:</text:p>
      <text:p text:style-name="P7"><text:tab/>·TECNOLOGÍAS ELEGIDAS: Hemos usado para el Frontend: Visual Studio como IDE, <text:tab/>HTML, CSS y JavaScript como lenguajes y JQuery como librería. Y para el Backend: Visual <text:tab/>Studio Code como IDE, C# como lenguaje y Pomelo, Entity framework core y MySQL <text:tab/>como librerías.</text:p>
      <text:p text:style-name="P7"/>
      <text:p text:style-name="P7"><text:tab/>·ARQUITECTURA: Nos hemos decantado por un moelo vista-controlador. (imagen).</text:p>
      <text:p text:style-name="P7"/>
      <text:p text:style-name="P7"><text:soft-page-break/><text:tab/>·DIAGRAMA DE CLASES: (imagen)</text:p>
      <text:p text:style-name="P7"/>
      <text:p text:style-name="P7"><text:tab/>·DIAGRAMA E/R: (imagen)</text:p>
      <text:p text:style-name="P7"/>
      <text:p text:style-name="P7"><text:tab/>·CONSIDERACIONES TÉCNICAS: Nuestra aplicación funciona para diferentes sistemas <text:tab/>operativos que soporte algunos navegadores como Firefox, Google Chrome y Microsoft <text:tab/>edge.</text:p>
      <text:p text:style-name="P20"/>
      <text:p text:style-name="P19">4. DOCUMENTACIÓN DE LA SOLUCIÓN:</text:p>
      <text:p text:style-name="P21">Para poder acceder a la documentación y código específico de la aplicación debe ponerse en contacto con el correo de laucar en el siguiente email: <text:a xlink:type="simple" xlink:href="mailto:laucar@gmail.com" text:style-name="Internet_20_link" text:visited-style-name="Visited_20_Internet_20_Link">laucar@gmail.com</text:a> y acceder una vez obtenidos los permisos a la siguiente URL: <text:a xlink:type="simple" xlink:href="https://github.com/lauraruizb/Tarea1DDII" text:style-name="Internet_20_link" text:visited-style-name="Visited_20_Internet_20_Link">https://github.com/lauraruizb/Tarea1DDII</text:a></text:p>
      <text:p text:style-name="P21"/>
      <text:p text:style-name="P22"><text:span text:style-name="T4">5. ENLACES DE INTERÉS:</text:span></text:p>
      <text:p text:style-name="P10"><text:tab/>·ENLACE AL REPOSITORIO: <text:a xlink:type="simple" xlink:href="https://github.com/lauraruizb/Tarea1DDII" text:style-name="Internet_20_link" text:visited-style-name="Visited_20_Internet_20_Link">https://github.com/lauraruizb/Tarea1DDII</text:a></text:p>
      <text:p text:style-name="P10"/>
      <text:p text:style-name="P10"><text:tab/>·ERROR CON XAMPP EN LINUX: <text:a xlink:type="simple" xlink:href="https://www.apachefriends.org/es/faq_linux.html" text:style-name="Internet_20_link" text:visited-style-name="Visited_20_Internet_20_Link">https://www.apachefriends.org/es/faq_linux.html</text:a></text:p>
      <text:p text:style-name="P10"/>
      <text:p text:style-name="P9"><text:tab/>·ERROR CON XAMPP EN WINDOWS: <text:tab/><text:a xlink:type="simple" xlink:href="https://www.apachefriends.org/es/faq_windows.html" text:style-name="Internet_20_link" text:visited-style-name="Visited_20_Internet_20_Link">https://www.apachefriends.org/es/faq_windows.html</text:a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1T18:51:54.145000000</meta:creation-date>
    <dc:date>2021-03-11T19:54:45.183000000</dc:date>
    <meta:editing-duration>PT13M46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3" meta:paragraph-count="41" meta:word-count="535" meta:character-count="3508" meta:non-whitespace-character-count="2994"/>
  </office:meta>
</office:document-meta>
</file>